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1c92a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c92a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e02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1c92a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51c3" officeooo:paragraph-rsid="001c92a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51c3" officeooo:paragraph-rsid="001e02ce" style:font-weight-asian="normal" style:font-weight-complex="normal"/>
    </style:style>
    <style:style style:name="P7" style:family="paragraph" style:parent-style-name="Standard" style:list-style-name="L9">
      <style:paragraph-properties fo:text-align="start" style:justify-single-word="false"/>
      <style:text-properties style:font-name="Times New Roman" style:text-underline-style="none" fo:font-weight="normal" officeooo:rsid="001c92a2" officeooo:paragraph-rsid="001c92a2" style:font-weight-asian="normal" style:font-weight-complex="normal"/>
    </style:style>
    <style:style style:name="P8" style:family="paragraph" style:parent-style-name="Standard" style:list-style-name="L12">
      <style:paragraph-properties fo:text-align="start" style:justify-single-word="false"/>
      <style:text-properties style:font-name="Times New Roman" style:text-underline-style="none" fo:font-weight="normal" officeooo:rsid="001c92a2" officeooo:paragraph-rsid="001e02ce" style:font-weight-asian="normal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Times New Roman" style:text-underline-style="none" fo:font-weight="normal" officeooo:rsid="001e0b88" officeooo:paragraph-rsid="001e0b8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c92a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c92a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e02c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1c92a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4478e" officeooo:paragraph-rsid="001c92a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e9f52" officeooo:paragraph-rsid="001c92a2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be309" officeooo:paragraph-rsid="001c92a2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be309" officeooo:paragraph-rsid="001e02ce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c92a2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e02ce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1c92a2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1e02ce" style:font-style-asian="italic" style:font-weight-asian="normal" style:font-style-complex="italic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Times New Roman" fo:font-style="normal" style:text-underline-style="none" fo:font-weight="normal" officeooo:rsid="001c92a2" officeooo:paragraph-rsid="001c92a2" style:font-style-asian="normal" style:font-weight-asian="normal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Times New Roman" fo:font-style="normal" style:text-underline-style="none" fo:font-weight="normal" officeooo:rsid="001c92a2" officeooo:paragraph-rsid="001e02ce" style:font-style-asian="normal" style:font-weight-asian="normal" style:font-style-complex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Times New Roman" fo:font-style="normal" style:text-underline-style="none" fo:font-weight="normal" officeooo:rsid="001e02ce" officeooo:paragraph-rsid="001e02ce" style:font-style-asian="normal" style:font-weight-asian="normal" style:font-style-complex="normal" style:font-weight-complex="normal"/>
    </style:style>
    <style:style style:name="T1" style:family="text">
      <style:text-properties officeooo:rsid="001451c3"/>
    </style:style>
    <style:style style:name="T2" style:family="text">
      <style:text-properties officeooo:rsid="0012dd4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51c3" style:font-style-asian="normal" style:font-style-complex="normal"/>
    </style:style>
    <style:style style:name="T5" style:family="text">
      <style:text-properties officeooo:rsid="0015d8a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92a2" style:font-style-asian="italic" style:font-style-complex="italic"/>
    </style:style>
    <style:style style:name="T8" style:family="text">
      <style:text-properties officeooo:rsid="001c92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Concurrent Systems </text:span>Exam Notes</text:p>
      <text:p text:style-name="P10"/>
      <text:list xml:id="list1549255579" text:style-name="L2">
        <text:list-item>
          <text:p text:style-name="P1"><text:span text:style-name="T2">Two </text:span>hour Exam</text:p>
        </text:list-item>
        <text:list-item>
          <text:p text:style-name="P1">Answer <text:span text:style-name="T1">2 of 3 Questions</text:span></text:p>
        </text:list-item>
        <text:list-item>
          <text:p text:style-name="P1"><text:span text:style-name="T1">1 hour </text:span>per question</text:p>
        </text:list-item>
      </text:list>
      <text:p text:style-name="P13"/>
      <text:p text:style-name="P13">Notes</text:p>
      <text:p text:style-name="P13"/>
      <text:list xml:id="list3007355237" text:style-name="L7">
        <text:list-item>
          <text:p text:style-name="P9">Learn pthreads library &amp; assignment solutions</text:p>
        </text:list-item>
        <text:list-item>
          <text:p text:style-name="P9">Have general understanding of threads &amp; concurrency</text:p>
        </text:list-item>
        <text:list-item>
          <text:p text:style-name="P9">Working knowledge of SPIN &amp; Promela</text:p>
        </text:list-item>
        <text:list-item>
          <text:p text:style-name="P9">Decent understanding of Deadlock, Livelock &amp; Starvation</text:p>
        </text:list-item>
        <text:list-item>
          <text:p text:style-name="P9">Knowledge of basic file system models</text:p>
        </text:list-item>
        <text:list-item>
          <text:p text:style-name="P9">Be able to write code working with mutexs &amp; locks </text:p>
        </text:list-item>
      </text:list>
      <text:p text:style-name="P4"/>
      <text:p text:style-name="P14">Layout</text:p>
      <text:p text:style-name="P14"/>
      <text:p text:style-name="P15"/>
      <text:p text:style-name="P4">Q1 –<text:span text:style-name="T3"> </text:span><text:span text:style-name="T4">String Functions</text:span></text:p>
      <text:p text:style-name="P4">Q2 – <text:span text:style-name="T1">Headers and Command Line Args</text:span></text:p>
      <text:p text:style-name="P4">Q3 – <text:span text:style-name="T5">Error Fixing</text:span></text:p>
      <text:p text:style-name="P4"/>
      <text:p text:style-name="P11"><text:span text:style-name="T8">2017</text:span> Exam:</text:p>
      <text:p text:style-name="P20"/>
      <text:p text:style-name="P2"><text:span text:style-name="T6">Q1 – </text:span><text:span text:style-name="T7">Pthreads &amp; Mutexs</text:span></text:p>
      <text:p text:style-name="P16"/>
      <text:list xml:id="list943341602" text:style-name="L8">
        <text:list-item>
          <text:p text:style-name="P22">General questions about threads and processes</text:p>
        </text:list-item>
        <text:list-item>
          <text:p text:style-name="P22">Questions on the pthreads library</text:p>
        </text:list-item>
        <text:list-item>
          <text:p text:style-name="P22">Write a pthreads threaded program</text:p>
        </text:list-item>
        <text:list-item>
          <text:p text:style-name="P22">Understand mutexs &amp; mutex locks</text:p>
        </text:list-item>
      </text:list>
      <text:p text:style-name="P2"/>
      <text:p text:style-name="P18">Q<text:span text:style-name="T8">2 </text:span>– <text:span text:style-name="T8">SPIN &amp; Promela</text:span></text:p>
      <text:p text:style-name="P2"/>
      <text:list xml:id="list306242929" text:style-name="L9">
        <text:list-item>
          <text:p text:style-name="P7">Explain SPIN &amp; Promela usage</text:p>
        </text:list-item>
        <text:list-item>
          <text:p text:style-name="P7">Identification vs Verifcation</text:p>
        </text:list-item>
        <text:list-item>
          <text:p text:style-name="P7">Explain Deadlock, Livelock &amp; Starvation</text:p>
        </text:list-item>
        <text:list-item>
          <text:p text:style-name="P7">Explain Dining Philosophers Problem</text:p>
        </text:list-item>
        <text:list-item>
          <text:p text:style-name="P7">Write a Promela description for 2 Philosophers</text:p>
        </text:list-item>
        <text:list-item>
          <text:p text:style-name="P7">Explain how this will result in deadlock, livelock/ starvation</text:p>
        </text:list-item>
      </text:list>
      <text:p text:style-name="P5"/>
      <text:p text:style-name="P2"><text:span text:style-name="T6">Q</text:span><text:span text:style-name="T7">3</text:span><text:span text:style-name="T6"> – </text:span><text:span text:style-name="T7">Memory &amp; File Systems</text:span></text:p>
      <text:p text:style-name="P16"/>
      <text:list xml:id="list133301529558463" text:continue-list="list943341602" text:style-name="L8">
        <text:list-item>
          <text:p text:style-name="P22">Virtual vs Physical Addresses</text:p>
        </text:list-item>
        <text:list-item>
          <text:p text:style-name="P22">Virtual Memory </text:p>
        </text:list-item>
        <text:list-item>
          <text:p text:style-name="P24">Purpose of Schedulers</text:p>
        </text:list-item>
      </text:list>
      <text:p text:style-name="P2"/>
      <text:p text:style-name="P12"><text:span text:style-name="T8">2016</text:span> Exam:</text:p>
      <text:p text:style-name="P21"/>
      <text:p text:style-name="P3"><text:span text:style-name="T6">Q1 – </text:span><text:span text:style-name="T7">Pthreads &amp; Mutexs</text:span></text:p>
      <text:p text:style-name="P17"/>
      <text:list xml:id="list133302058003645" text:continue-numbering="true" text:style-name="L8">
        <text:list-item>
          <text:p text:style-name="P23"><text:soft-page-break/>General questions about threads and processes</text:p>
        </text:list-item>
        <text:list-item>
          <text:p text:style-name="P23">Questions on the pthreads library</text:p>
        </text:list-item>
        <text:list-item>
          <text:p text:style-name="P23">Write a pthreads threaded program</text:p>
        </text:list-item>
        <text:list-item>
          <text:p text:style-name="P23">Understand mutexs &amp; mutex locks</text:p>
          <text:p text:style-name="P23"/>
        </text:list-item>
      </text:list>
      <text:p text:style-name="P3"/>
      <text:p text:style-name="P19">Q<text:span text:style-name="T8">2 </text:span>– <text:span text:style-name="T8">SPIN &amp; Promela</text:span></text:p>
      <text:p text:style-name="P3"/>
      <text:list xml:id="list129881255" text:style-name="L12">
        <text:list-item>
          <text:p text:style-name="P8">Explain SPIN &amp; Promela usage</text:p>
        </text:list-item>
        <text:list-item>
          <text:p text:style-name="P8">Identification vs Verifcation</text:p>
        </text:list-item>
        <text:list-item>
          <text:p text:style-name="P8">Explain Deadlock, Livelock &amp; Starvation</text:p>
        </text:list-item>
        <text:list-item>
          <text:p text:style-name="P8">Explain Dining Philosophers Problem</text:p>
        </text:list-item>
        <text:list-item>
          <text:p text:style-name="P8">Write a Promela description for 2 Philosophers</text:p>
        </text:list-item>
        <text:list-item>
          <text:p text:style-name="P8">Explain how this will result in deadlock, livelock/ starvation</text:p>
        </text:list-item>
      </text:list>
      <text:p text:style-name="P6"/>
      <text:p text:style-name="P3"><text:span text:style-name="T6">Q</text:span><text:span text:style-name="T7">3</text:span><text:span text:style-name="T6"> – </text:span><text:span text:style-name="T7">Memory &amp; File Systems</text:span></text:p>
      <text:p text:style-name="P17"/>
      <text:list xml:id="list133301369401219" text:continue-list="list133302058003645" text:style-name="L8">
        <text:list-item>
          <text:p text:style-name="P23">Virtual vs Physical Addresses</text:p>
        </text:list-item>
        <text:list-item>
          <text:p text:style-name="P23">Virtual Memory </text:p>
        </text:list-item>
        <text:list-item>
          <text:p text:style-name="P24">Purpose of Scheduler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10:42.229493515</meta:creation-date>
    <dc:date>2018-04-10T13:32:58.467158053</dc:date>
    <meta:editing-duration>PT11M23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2" meta:paragraph-count="50" meta:word-count="264" meta:character-count="1522" meta:non-whitespace-character-count="1331"/>
  </office:meta>
</office:document-meta>
</file>